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sumer.doSendJBI( final PartnerRoleMessageExchange odeMex , final MessageExchange jbiM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Consumer.OdeConsumer(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sumer.outFailure( final InOut jbiM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Consumer.onJbiMessageExchange( MessageExchange jbiM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deConsumer.invokePartner( final PartnerRoleMessageExchange odeM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OdeConsumer.outResponse( final InOut jbiM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